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292cm"/>
    </style:style>
    <style:style style:name="Tabla1.B" style:family="table-column">
      <style:table-column-properties style:column-width="12.379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A5" style:family="table-cell">
      <style:table-cell-properties fo:background-color="#d9d9d9" fo:padding="0cm" fo:border-left="0.6pt solid #000000" fo:border-right="0.6pt solid #000000" fo:border-top="none" fo:border-bottom="0.6pt solid #000000">
        <style:background-image/>
      </style:table-cell-properties>
    </style:style>
    <style:style style:name="Tabla1.B5" style:family="table-cell">
      <style:table-cell-properties fo:padding="0cm" fo:border-left="0.6pt solid #000000" fo:border-right="0.6pt solid #000000" fo:border-top="none" fo:border-bottom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1.B8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11.515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588cm"/>
    </style:style>
    <style:style style:name="Tabla3.B" style:family="table-column">
      <style:table-column-properties style:column-width="3.321cm"/>
    </style:style>
    <style:style style:name="Tabla3.C" style:family="table-column">
      <style:table-column-properties style:column-width="2.792cm"/>
    </style:style>
    <style:style style:name="Tabla3.D" style:family="table-column">
      <style:table-column-properties style:column-width="2.91cm"/>
    </style:style>
    <style:style style:name="Tabla3.E" style:family="table-column">
      <style:table-column-properties style:column-width="2.882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6" style:family="paragraph" style:parent-style-name="Header">
      <style:text-properties style:font-name="Bookman Old Style" fo:font-size="11pt" fo:font-weight="bold" officeooo:rsid="006845f0" officeooo:paragraph-rsid="0011eb7b" style:font-size-asian="9.60000038146973pt" style:font-weight-asian="bold" style:font-size-complex="11pt" style:font-weight-complex="bold"/>
    </style:style>
    <style:style style:name="P7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paragraph-properties fo:text-align="center" style:justify-single-word="false"/>
      <style:text-properties style:font-name="Calibri1" fo:font-weight="bold" style:font-weight-asian="bold"/>
    </style:style>
    <style:style style:name="P10" style:family="paragraph" style:parent-style-name="Standard">
      <style:text-properties fo:color="#000000" style:font-name="Calibri1" fo:font-size="9pt" fo:language="es" fo:country="ES" style:font-name-asian="Calibri3" style:font-size-asian="9pt" style:font-name-complex="Arial1" style:font-size-complex="9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officeooo:paragraph-rsid="001548a4"/>
    </style:style>
    <style:style style:name="P13" style:family="paragraph" style:parent-style-name="Standard">
      <style:paragraph-properties fo:text-align="justify" style:justify-single-word="false"/>
      <style:text-properties fo:color="#292526" style:font-name="Calibri1" fo:language="es" fo:country="ES" style:font-name-complex="5485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548a4" style:font-name-complex="5485"/>
    </style:style>
    <style:style style:name="P15" style:family="paragraph" style:parent-style-name="Standard">
      <style:paragraph-properties fo:text-align="justify" style:justify-single-word="false"/>
      <style:text-properties fo:color="#292526" style:font-name="Calibri1" style:font-name-asian="Calibri3" style:font-name-complex="5485"/>
    </style:style>
    <style:style style:name="P16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7" style:family="paragraph" style:parent-style-name="Standard">
      <style:text-properties style:font-name="Calibri2" officeooo:paragraph-rsid="0018ffae"/>
    </style:style>
    <style:style style:name="P18" style:family="paragraph" style:parent-style-name="Standard">
      <style:paragraph-properties fo:margin-left="0cm" fo:margin-right="0cm" fo:text-indent="1.249cm" style:auto-text-indent="false"/>
    </style:style>
    <style:style style:name="P19" style:family="paragraph" style:parent-style-name="Standard">
      <style:paragraph-properties fo:margin-left="0.113cm" fo:margin-right="0cm" fo:text-indent="0cm" style:auto-text-indent="false"/>
    </style:style>
    <style:style style:name="P20" style:family="paragraph" style:parent-style-name="Standard">
      <style:paragraph-properties fo:margin-left="0.113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1" style:family="paragraph" style:parent-style-name="Standard">
      <style:paragraph-properties fo:margin-left="0.113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22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23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officeooo:paragraph-rsid="00172fbb" style:font-name-asian="Arial1" style:font-size-asian="9pt" style:font-name-complex="Arial1" style:font-size-complex="9pt"/>
    </style:style>
    <style:style style:name="P24" style:family="paragraph" style:parent-style-name="Standard">
      <style:paragraph-properties fo:margin-left="0.065cm" fo:margin-right="0cm" fo:text-indent="0cm" style:auto-text-indent="false"/>
      <style:text-properties style:font-name="Calibri2" fo:font-size="10pt" fo:language="es" fo:country="ES" officeooo:paragraph-rsid="00135719" style:font-name-asian="Arial1" style:font-size-asian="10pt" style:font-name-complex="Arial1" style:font-size-complex="10pt"/>
    </style:style>
    <style:style style:name="P25" style:family="paragraph" style:parent-style-name="Standard">
      <style:paragraph-properties fo:margin-left="0.065cm" fo:margin-right="0cm" fo:text-indent="0cm" style:auto-text-indent="false"/>
      <style:text-properties style:font-name="Calibri2" fo:font-size="8pt" fo:language="es" fo:country="ES" officeooo:paragraph-rsid="00175884" style:font-name-asian="Arial1" style:font-size-asian="8pt" style:font-name-complex="Arial1" style:font-size-complex="8pt"/>
    </style:style>
    <style:style style:name="P26" style:family="paragraph" style:parent-style-name="Standard">
      <style:paragraph-properties fo:margin-left="0.065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7" style:family="paragraph" style:parent-style-name="Standard">
      <style:paragraph-properties fo:margin-left="0.065cm" fo:margin-right="0cm" fo:text-indent="0cm" style:auto-text-indent="false"/>
      <style:text-properties style:font-name="Calibri1" fo:letter-spacing="0.005cm" fo:font-weight="bold" style:font-name-asian="Arial1" style:font-weight-asian="bold" style:font-name-complex="Arial1"/>
    </style:style>
    <style:style style:name="P28" style:family="paragraph" style:parent-style-name="Standard">
      <style:paragraph-properties fo:margin-left="0.065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29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0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officeooo:paragraph-rsid="00172fbb" style:font-name-asian="Arial1" style:font-size-asian="9pt" style:font-name-complex="Arial1" style:font-size-complex="9pt"/>
    </style:style>
    <style:style style:name="P31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fo:language="es" fo:country="ES" officeooo:paragraph-rsid="00172fbb" style:font-name-asian="Arial1" style:font-size-asian="9pt" style:font-name-complex="Arial1" style:font-size-complex="9pt"/>
    </style:style>
    <style:style style:name="P32" style:family="paragraph" style:parent-style-name="Standard">
      <style:paragraph-properties fo:margin-left="5.89cm" fo:margin-right="0cm" fo:text-indent="0cm" style:auto-text-indent="false"/>
      <style:text-properties style:font-name="Calibri1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33" style:family="paragraph" style:parent-style-name="Standard">
      <style:paragraph-properties fo:margin-left="2.402cm" fo:margin-right="0cm" fo:text-indent="0cm" style:auto-text-indent="false"/>
      <style:text-properties style:font-name="Calibri1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34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35" style:family="paragraph" style:parent-style-name="Standard">
      <style:paragraph-properties fo:margin-left="0.307cm" fo:margin-right="0cm" fo:text-indent="0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Calibri2"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Calibri2" fo:font-size="8pt" fo:language="es" fo:country="ES" officeooo:paragraph-rsid="00175884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Calibri1" fo:language="es" fo:country="ES"/>
    </style:style>
    <style:style style:name="P39" style:family="paragraph" style:parent-style-name="No_20_Spacing">
      <style:text-properties style:text-underline-style="solid" style:text-underline-width="auto" style:text-underline-color="font-color" style:font-size-complex="10pt"/>
    </style:style>
    <style:style style:name="P40" style:family="paragraph" style:parent-style-name="Default">
      <style:text-properties style:font-name="Calibri1" fo:font-size="9pt" style:font-size-asian="9pt" style:font-size-complex="9pt"/>
    </style:style>
    <style:style style:name="P41" style:family="paragraph" style:parent-style-name="Default">
      <style:paragraph-properties fo:text-align="center" style:justify-single-word="false"/>
      <style:text-properties style:font-name="Calibri1" fo:letter-spacing="-0.002cm" fo:font-weight="bold" style:font-name-asian="Arial1" style:font-weight-asian="bold"/>
    </style:style>
    <style:style style:name="P42" style:family="paragraph" style:parent-style-name="Default">
      <style:paragraph-properties fo:text-align="center" style:justify-single-word="false"/>
      <style:text-properties officeooo:paragraph-rsid="00172fbb"/>
    </style:style>
    <style:style style:name="P43" style:family="paragraph" style:parent-style-name="Default">
      <style:text-properties style:font-name="Calibri2" fo:font-size="8pt" officeooo:paragraph-rsid="00175884" style:font-size-asian="8pt" style:font-size-complex="8pt"/>
    </style:style>
    <style:style style:name="P44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5" style:family="paragraph" style:parent-style-name="Standard">
      <style:paragraph-properties fo:margin-left="0.113cm" fo:margin-right="0cm" fo:text-indent="0cm" style:auto-text-indent="false"/>
      <style:text-properties style:font-name="Calibri2" fo:font-size="10pt" fo:font-weight="bold" officeooo:rsid="009b8ff1" officeooo:paragraph-rsid="001a247c" style:font-name-asian="Arial1" style:font-size-asian="10pt" style:font-weight-asian="bold" style:font-name-complex="Arial1" style:font-size-complex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1a247c" style:font-size-asian="10pt" style:font-size-complex="10pt"/>
    </style:style>
    <style:style style:name="T1" style:family="text">
      <style:text-properties style:text-position="-5% 100%" style:font-name="Calibri1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1" fo:letter-spacing="0.004cm" fo:language="es" fo:country="ES" fo:font-weight="bold" officeooo:rsid="0011eb7b" style:font-name-asian="Arial1" style:font-weight-asian="bold" style:font-name-complex="Arial1"/>
    </style:style>
    <style:style style:name="T3" style:family="text">
      <style:text-properties style:text-position="-5% 100%" style:font-name="Calibri1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1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1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1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1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1"/>
    </style:style>
    <style:style style:name="T9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1" fo:font-weight="bold" style:font-name-asian="Arial1" style:font-weight-asian="bold" style:font-name-complex="Arial1"/>
    </style:style>
    <style:style style:name="T12" style:family="text">
      <style:text-properties style:font-name="Calibri1" fo:font-weight="bold" style:font-name-asian="Arial1" style:font-weight-asian="bold" style:font-name-complex="Arial1" style:text-scale="99%"/>
    </style:style>
    <style:style style:name="T13" style:family="text">
      <style:text-properties style:font-name="Calibri1" fo:letter-spacing="-0.002cm" fo:font-weight="bold" style:font-name-asian="Arial1" style:font-weight-asian="bold"/>
    </style:style>
    <style:style style:name="T14" style:family="text">
      <style:text-properties style:font-name="Calibri1" fo:letter-spacing="-0.002cm" fo:font-weight="bold" style:font-name-asian="Arial1" style:font-weight-asian="bold" style:font-name-complex="Arial1"/>
    </style:style>
    <style:style style:name="T15" style:family="text">
      <style:text-properties style:font-name="Calibri1" fo:letter-spacing="-0.002cm" fo:font-weight="bold" style:font-name-asian="Arial1" style:font-weight-asian="bold" style:font-name-complex="Arial1" style:text-scale="99%"/>
    </style:style>
    <style:style style:name="T16" style:family="text">
      <style:text-properties style:font-name="Calibri1" fo:letter-spacing="-0.002cm" fo:font-weight="bold" officeooo:rsid="00172fbb" style:font-name-asian="Arial1" style:font-weight-asian="bold"/>
    </style:style>
    <style:style style:name="T17" style:family="text">
      <style:text-properties style:font-name="Calibri1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8" style:family="text">
      <style:text-properties style:font-name="Calibri1" fo:letter-spacing="0.002cm" fo:font-weight="bold" style:font-name-asian="Arial1" style:font-weight-asian="bold" style:font-name-complex="Arial1"/>
    </style:style>
    <style:style style:name="T19" style:family="text">
      <style:text-properties style:font-name="Calibri1" fo:letter-spacing="0.002cm" fo:font-weight="bold" style:font-name-asian="Arial1" style:font-weight-asian="bold" style:font-name-complex="Arial1" style:text-scale="99%"/>
    </style:style>
    <style:style style:name="T20" style:family="text">
      <style:text-properties style:font-name="Calibri1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1" fo:letter-spacing="0.005cm" fo:font-weight="bold" style:font-name-asian="Arial1" style:font-weight-asian="bold" style:font-name-complex="Arial1"/>
    </style:style>
    <style:style style:name="T22" style:family="text">
      <style:text-properties style:font-name="Calibri1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3" style:family="text">
      <style:text-properties style:font-name="Calibri1" fo:letter-spacing="-0.025cm" fo:font-weight="bold" style:font-name-asian="Arial1" style:font-weight-asian="bold" style:font-name-complex="Arial1"/>
    </style:style>
    <style:style style:name="T24" style:family="text">
      <style:text-properties style:font-name="Calibri1" fo:letter-spacing="0.007cm" fo:font-weight="bold" style:font-name-asian="Arial1" style:font-weight-asian="bold" style:font-name-complex="Arial1" style:text-scale="99%"/>
    </style:style>
    <style:style style:name="T25" style:family="text">
      <style:text-properties style:font-name="Calibri1" fo:letter-spacing="-0.009cm" fo:font-weight="bold" style:font-name-asian="Arial1" style:font-weight-asian="bold" style:font-name-complex="Arial1" style:text-scale="99%"/>
    </style:style>
    <style:style style:name="T26" style:family="text">
      <style:text-properties style:font-name="Calibri1" fo:letter-spacing="0.004cm" fo:font-weight="bold" style:font-name-asian="Arial1" style:font-weight-asian="bold" style:font-name-complex="Arial1" style:text-scale="99%"/>
    </style:style>
    <style:style style:name="T27" style:family="text">
      <style:text-properties style:font-name="Calibri1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8" style:family="text">
      <style:text-properties style:font-name="Calibri1" fo:font-size="10pt" officeooo:rsid="001548a4" style:font-size-asian="10pt" style:font-size-complex="10pt"/>
    </style:style>
    <style:style style:name="T29" style:family="text">
      <style:text-properties style:font-name="Calibri1" fo:font-size="10pt" officeooo:rsid="001a247c" style:font-size-asian="10pt" style:font-size-complex="10pt"/>
    </style:style>
    <style:style style:name="T30" style:family="text">
      <style:text-properties style:font-name="Calibri1" officeooo:rsid="0011eb7b"/>
    </style:style>
    <style:style style:name="T31" style:family="text">
      <style:text-properties style:font-name="Calibri1" fo:font-size="11pt" officeooo:rsid="00146da0" style:font-size-asian="11pt" style:font-size-complex="11pt"/>
    </style:style>
    <style:style style:name="T32" style:family="text">
      <style:text-properties style:font-name="Calibri1" officeooo:rsid="0018ffae" style:font-name-asian="Arial1" style:font-name-complex="Arial1"/>
    </style:style>
    <style:style style:name="T33" style:family="text">
      <style:text-properties fo:color="#292526" style:font-name="Calibri1" style:text-underline-style="solid" style:text-underline-width="auto" style:text-underline-color="font-color" style:font-name-asian="Calibri3" style:font-name-complex="5485"/>
    </style:style>
    <style:style style:name="T34" style:family="text">
      <style:text-properties fo:color="#292526" style:font-name="Calibri1" style:font-name-asian="Calibri3" style:font-name-complex="5485"/>
    </style:style>
    <style:style style:name="T35" style:family="text">
      <style:text-properties fo:color="#292526" style:font-name="Calibri1" fo:language="es" fo:country="ES" style:font-name-complex="5485"/>
    </style:style>
    <style:style style:name="T36" style:family="text">
      <style:text-properties fo:color="#292526" style:font-name="Calibri1" fo:language="es" fo:country="ES" officeooo:rsid="001939f9" style:font-name-complex="5485"/>
    </style:style>
    <style:style style:name="T37" style:family="text">
      <style:text-properties fo:color="#292526" style:font-name="Calibri1" fo:language="es" fo:country="ES" officeooo:rsid="001b45a7" style:font-name-complex="5485"/>
    </style:style>
    <style:style style:name="T38" style:family="text">
      <style:text-properties fo:color="#000000" style:font-name="Calibri1" fo:language="es" fo:country="ES" officeooo:rsid="001548a4" style:font-name-asian="Calibri3" style:font-name-complex="Arial1" style:font-weight-complex="bold"/>
    </style:style>
    <style:style style:name="T39" style:family="text">
      <style:text-properties fo:color="#000000" style:font-name="Calibri1" fo:language="es" fo:country="ES" officeooo:rsid="001a247c" style:font-name-asian="Calibri3" style:font-name-complex="Arial1" style:font-weight-complex="bold"/>
    </style:style>
    <style:style style:name="T40" style:family="text">
      <style:text-properties officeooo:rsid="00839359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name" text:name="py3o.o.treatment_applicator1.name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  <text:user-field-decl office:value-type="string" office:string-value="workcenter" text:name="py3o.o.workcenter"/>
      </text:user-field-decls>
      <text:p text:style-name="P44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Nombre:</text:p>
          </table:table-cell>
          <table:table-cell table:style-name="Tabla1.B1" office:value-type="string">
            <text:p text:style-name="P24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20">Domicilio:</text:p>
          </table:table-cell>
          <table:table-cell table:style-name="Tabla1.B2" office:value-type="string">
            <text:p text:style-name="P24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20">N.I.F./C.I.F.:</text:p>
          </table:table-cell>
          <table:table-cell table:style-name="Tabla1.B3" office:value-type="string">
            <text:p text:style-name="P24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20">Teléfono / Fax:</text:p>
          </table:table-cell>
          <table:table-cell table:style-name="Tabla1.B4" office:value-type="string">
            <text:p text:style-name="P36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5" office:value-type="string">
            <text:p text:style-name="P45">Centro de Trabajo</text:p>
          </table:table-cell>
          <table:table-cell table:style-name="Tabla1.B5" office:value-type="string">
            <text:p text:style-name="P46"><text:s/><text:user-field-get text:name="py3o.o.workcenter">workcenter</text:user-field-get></text:p>
          </table:table-cell>
        </table:table-row>
        <table:table-row table:style-name="Tabla1.1">
          <table:table-cell table:style-name="Tabla1.A1" office:value-type="string">
            <text:p text:style-name="P20">Instalacion tratada</text:p>
          </table:table-cell>
          <table:table-cell table:style-name="Tabla1.B6" office:value-type="string">
            <text:p text:style-name="P19"><text:a xlink:type="simple" xlink:href="py3o://function=%22'%20,%20'.join(o.type_of_installation_id.mapped('name'))%22" text:style-name="Internet_20_link" text:visited-style-name="Visited_20_Internet_20_Link"><text:span text:style-name="T31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20">Instalación notificada a Aut. Comp.</text:p>
          </table:table-cell>
          <table:table-cell table:style-name="Tabla1.B7" office:value-type="string">
            <text:p text:style-name="P19"><text:a xlink:type="simple" xlink:href="py3o://function=%22o.date_of_notification%20and%20'Sí'%20or%20'No'%22" text:style-name="Internet_20_link" text:visited-style-name="Visited_20_Internet_20_Link"><text:span text:style-name="T31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20">Fecha de notificación</text:p>
          </table:table-cell>
          <table:table-cell table:style-name="Tabla1.B8" office:value-type="string">
            <text:p text:style-name="P19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31">function="o.date_of_notification and format_date(o.date_of_notification, '%d/%m/%Y') or ''"</text:span></text:a></text:p>
          </table:table-cell>
        </table:table-row>
      </table:table>
      <text:p text:style-name="P32"/>
      <text:p text:style-name="P18"><text:span text:style-name="T14">P</text:span><text:span text:style-name="T11">R</text:span><text:span text:style-name="T18">O</text:span><text:span text:style-name="T11">DUC</text:span><text:span text:style-name="T21">T</text:span><text:span text:style-name="T18">O</text:span><text:span text:style-name="T11">S</text:span><text:span text:style-name="T23"> </text:span><text:span text:style-name="T15">E</text:span><text:span text:style-name="T24">M</text:span><text:span text:style-name="T15">P</text:span><text:span text:style-name="T12">L</text:span><text:span text:style-name="T24">E</text:span><text:span text:style-name="T25">A</text:span><text:span text:style-name="T26">D</text:span><text:span text:style-name="T19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11">N</text:span><text:span text:style-name="T18">o</text:span><text:span text:style-name="T11">m</text:span><text:span text:style-name="T18">b</text:span><text:span text:style-name="T14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used_product_ids.mapped('name'))%22" text:style-name="Internet_20_link" text:visited-style-name="Visited_20_Internet_20_Link"><text:span text:style-name="T29">function="' , '.join(o.used_product_ids.mapped('name'))"</text:span></text:a></text:p>
          </table:table-cell>
        </table:table-row>
        <table:table-row table:style-name="Tabla2.2">
          <table:table-cell table:style-name="Tabla2.A1" office:value-type="string">
            <text:p text:style-name="P26">Nº Registro (Biocida):</text:p>
          </table:table-cell>
          <table:table-cell table:style-name="Tabla2.B2" office:value-type="string">
            <text:p text:style-name="Standard"><text:a xlink:type="simple" xlink:href="py3o://function=%22'%20,%20'.join(o.used_product_ids.filtered('registration_no').mapped('registration_no'))%22" text:style-name="Internet_20_link" text:visited-style-name="Visited_20_Internet_20_Link"><text:span text:style-name="T39">function="' , '.join(o.used_product_ids.filtered('registration_no').mapped('registration_no'))"</text:span></text:a></text:p>
          </table:table-cell>
        </table:table-row>
        <table:table-row table:style-name="Tabla2.3">
          <table:table-cell table:style-name="Tabla2.A1" office:value-type="string">
            <text:p text:style-name="P27">Protocolo seguido:</text:p>
          </table:table-cell>
          <table:table-cell table:style-name="Tabla2.B3" office:value-type="string">
            <text:p text:style-name="P11"><text:span text:style-name="T33">Procedimiento de limpieza y desinfección</text:span><text:span text:style-name="T34">:</text:span></text:p>
            <text:p text:style-name="P15">En caso de utilizar cloro el proceso será el siguiente:</text:p>
            <text:p text:style-name="P15">a) Cloración del agua del sistema, al menos 5 mg/L de cloro residual libre y adición de biodispersantes capaces de actuar sobre la biocapa y anticorrosivos compatibles con el cloro y el biodispersante, en cantidad adecuada, manteniendo un pH entre 7 y 8.</text:p>
            <text:p text:style-name="P15">b) Recircular el sistema durante 3 horas, con los ventiladores desconectados y cuando sea posible las aberturas cerradas para evitar la salida de aerosoles. Se medirá el nivel de cloro residual libre al menos cada hora reponiendo la cantidad perdida.</text:p>
            <text:p text:style-name="P15">c) Neutralizar el cloro, vaciar el sistema y aclarar con agua a presión.</text:p>
            <text:p text:style-name="P15">d) Realizar las operaciones de mantenimiento mecánico del equipo y reparar las averías detectadas.</text:p>
            <text:p text:style-name="P15">e) Limpiar a fondo las superficies con técnicas adecuadas que eliminen las incrustraciones y adherencias y aclarar.</text:p>
            <text:p text:style-name="P15">f) Llenar de agua y añadir el desinfectante de mantenimiento. Cuando este desinfectante sea cloro, se mantendrán unos niveles de cloro residual libre de 2 mg/L mediante un dispositivo automático, añadiendo anticorrosivo, compatible con el cloro, en cantidad adecuada.</text:p>
            <text:p text:style-name="P39"/>
            <text:p text:style-name="P39">Piezas desmontables: </text:p>
            <text:p text:style-name="P15">Las piezas desmontables serán limpiadas a fondo, sumergidas en una solución que contenga 15 mg/L de cloro residual libre, durante 20 minutos, aclarando posteriormente con abundante agua fría. Los elementos difíciles de desmontar o de difícil acceso se pulverizarán con la misma solución durante el mismo tiempo. En caso de equipos, que por sus dimensiones o diseño no admitan la pulverización, la limpieza y desinfección se realizará mediante nebulización eléctrica, utilizando un desinfectante adecuado para este fin (la nebulización eléctrica no se puede realizar con cloro).</text:p>
            <text:p text:style-name="P13"/>
            <text:p text:style-name="P14">Código muestra determinación de Legionella:</text:p>
            <text:p text:style-name="P12"><text:a xlink:type="simple" xlink:href="py3o://function=%22'%20,%20'.join([x.code%20+%20'%20-%20'%20+%20x.type_product_id.name%20for%20x%20in%20o.legionella_products_id])%22" text:style-name="Internet_20_link" text:visited-style-name="Visited_20_Internet_20_Link"><text:span text:style-name="T37">function="' , '.join([x.code + ' - ' + x.type_product_id.name for x in o.legionella_products_id])"</text:span></text:a><text:span text:style-name="T35"> <text:s text:c="22"/></text:span><text:bookmark text:name="_GoBack"/></text:p>
          </table:table-cell>
        </table:table-row>
        <table:table-row table:style-name="Tabla2.4">
          <table:table-cell table:style-name="Tabla2.A1" office:value-type="string">
            <text:p text:style-name="P21">Otros productos; presenta ficha de datos de seguridad</text:p>
          </table:table-cell>
          <table:table-cell table:style-name="Tabla2.B4" office:value-type="string">
            <text:p text:style-name="P40"/>
          </table:table-cell>
        </table:table-row>
        <table:table-row table:style-name="Tabla2.5">
          <table:table-cell table:style-name="Tabla2.A1" office:value-type="string">
            <text:p text:style-name="P28">Dosis empleada</text:p>
          </table:table-cell>
          <table:table-cell table:style-name="Tabla2.B5" office:value-type="string">
            <text:p text:style-name="P10"/>
          </table:table-cell>
        </table:table-row>
        <table:table-row table:style-name="Tabla2.6">
          <table:table-cell table:style-name="Tabla2.A1" office:value-type="string">
            <text:p text:style-name="P28">Tiempo de actuación</text:p>
          </table:table-cell>
          <table:table-cell table:style-name="Tabla2.B6" office:value-type="string">
            <text:p text:style-name="P10"/>
          </table:table-cell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41">RESPONSABLE TÉCNICO</text:p>
          </table:table-cell>
          <table:covered-table-cell/>
          <table:table-cell table:style-name="Tabla3.C1" table:number-columns-spanned="2" office:value-type="string">
            <text:p text:style-name="P41">APLICADOR DEL TRATAMIENTO</text:p>
          </table:table-cell>
          <table:covered-table-cell/>
          <table:table-cell table:style-name="Tabla3.A1" table:number-columns-spanned="2" office:value-type="string">
            <text:p text:style-name="P42"><text:span text:style-name="T13">APLICADOR DEL TRATAMIENTO </text:span><text:span text:style-name="T16">2</text:span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2">Nombre</text:p>
          </table:table-cell>
          <table:table-cell table:style-name="Tabla3.B2" office:value-type="string">
            <text:p text:style-name="P43"><text:user-field-get text:name="py3o.o.manager_id.name">manager_id.name</text:user-field-get></text:p>
          </table:table-cell>
          <table:table-cell table:style-name="Tabla3.C2" office:value-type="string">
            <text:p text:style-name="P22">Nombre</text:p>
          </table:table-cell>
          <table:table-cell table:style-name="Tabla3.D2" office:value-type="string">
            <text:p text:style-name="P43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23">Nombre</text:p>
          </table:table-cell>
          <table:table-cell table:style-name="Tabla3.F2" office:value-type="string">
            <text:p text:style-name="P43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29">DNI</text:p>
          </table:table-cell>
          <table:table-cell table:style-name="Tabla3.B3" office:value-type="string">
            <text:p text:style-name="P43"><text:user-field-get text:name="py3o.o.manager_id.identification_id">manager_id.identification_id</text:user-field-get></text:p>
          </table:table-cell>
          <table:table-cell table:style-name="Tabla3.C3" office:value-type="string">
            <text:p text:style-name="P29">DNI</text:p>
          </table:table-cell>
          <table:table-cell table:style-name="Tabla3.D3" office:value-type="string">
            <text:p text:style-name="P43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0">DNI</text:p>
          </table:table-cell>
          <table:table-cell table:style-name="Tabla3.F3" office:value-type="string">
            <text:p text:style-name="P43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29">Lugar y fecha de realización del curso / formación</text:p>
          </table:table-cell>
          <table:table-cell table:style-name="Tabla3.B4" office:value-type="string">
            <text:p text:style-name="P37"><text:user-field-get text:name="py3o.o.manager_id.place_completion_course">manager_id.place_completion_course</text:user-field-get></text:p>
            <text:p text:style-name="P37"><text:user-field-get text:name="py3o.o.manager_id.date_completion_course">manager_id.date_completion_course</text:user-field-get></text:p>
          </table:table-cell>
          <table:table-cell table:style-name="Tabla3.C4" office:value-type="string">
            <text:p text:style-name="P29">Lugar y fecha de realización del curso / formación</text:p>
          </table:table-cell>
          <table:table-cell table:style-name="Tabla3.D4" office:value-type="string">
            <text:p text:style-name="P25"><text:user-field-get text:name="py3o.o.treatment_applicator1.place_completion_course">treatment_applicator1.place_completion_course</text:user-field-get></text:p>
            <text:p text:style-name="P25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1">Lugar y fecha de realización del curso / formación</text:p>
          </table:table-cell>
          <table:table-cell table:style-name="Tabla3.F4" office:value-type="string">
            <text:p text:style-name="P25"><text:user-field-get text:name="py3o.o.treatment_applicator2.place_completion_course">treatment_applicator2.place_completion_course</text:user-field-get></text:p>
            <text:p text:style-name="P25"><text:user-field-get text:name="py3o.o.treatment_applicator2.date_completion_course">treatment_applicator2.date_completion_course</text:user-field-get></text:p>
          </table:table-cell>
        </table:table-row>
      </table:table>
      <text:p text:style-name="P38"><draw:frame draw:style-name="fr1" draw:name="Marco1" text:anchor-type="paragraph" svg:x="2.295cm" svg:y="0.198cm" svg:width="9.742cm" draw:z-index="2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34"><text:span text:style-name="T10">Fe</text:span><text:span text:style-name="T17">c</text:span><text:span text:style-name="T10">ha de </text:span><text:span text:style-name="T22">p</text:span><text:span text:style-name="T17">r</text:span><text:span text:style-name="T10">e</text:span><text:span text:style-name="T17">s</text:span><text:span text:style-name="T22">t</text:span><text:span text:style-name="T10">a</text:span><text:span text:style-name="T17">c</text:span><text:span text:style-name="T10">ión</text:span><text:span text:style-name="T20"> </text:span><text:span text:style-name="T10">del</text:span><text:span text:style-name="T27"> s</text:span><text:span text:style-name="T10">e</text:span><text:span text:style-name="T17">r</text:span><text:span text:style-name="T27">v</text:span><text:span text:style-name="T10">ic</text:span><text:span text:style-name="T17">i</text:span><text:span text:style-name="T10">o: </text:span><text:span text:style-name="T9"><text:tab/></text:span></text:p></table:table-cell><table:table-cell table:style-name="Tabla4.A1" office:value-type="string"><text:p text:style-name="P35"><text:a xlink:type="simple" xlink:href="py3o://function=format_date(o.picking_date,%20'%25d/%25m/%25Y')" text:style-name="Internet_20_link" text:visited-style-name="Visited_20_Internet_20_Link"><text:span text:style-name="T32">function=format_date(o.picking_date, '%d/%m/%Y')</text:span></text:a></text:p></table:table-cell></table:table-row></table:table></draw:text-box></draw:frame></text:p>
      <text:p text:style-name="P8"/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FIRMA RESPONSIBLE TÉCNICO</text:p>
          </table:table-cell>
          <table:table-cell table:style-name="Tabla6.A1" office:value-type="string">
            <text:p text:style-name="P9">FIRMA RESPONSIBLE INSTALACIÓN</text:p>
          </table:table-cell>
        </table:table-row>
        <table:table-row table:style-name="Tabla6.2">
          <table:table-cell table:style-name="Tabla6.A2" office:value-type="string">
            <text:p text:style-name="P17"><text:user-field-get text:name="py3o.o.manager_id.name">manager_id.name</text:user-field-get></text:p>
            <text:p text:style-name="P17"><text:user-field-get text:name="py3o.o.manager_id.identification_id">manager_id.identification_id</text:user-field-get></text:p>
          </table:table-cell>
          <table:table-cell table:style-name="Tabla6.B2" office:value-type="string">
            <text:p text:style-name="P17"><text:span text:style-name="T40">NOMBRE: </text:span><text:user-field-get text:name="py3o.o.signer_name">signer_name</text:user-field-get></text:p>
            <text:p text:style-name="P17"><text:span text:style-name="T40">DNI: </text:span><text:user-field-get text:name="py3o.o.signer_id">signer_id</text:user-field-get></text:p>
          </table:table-cell>
        </table:table-row>
      </table:table>
      <text:p text:style-name="P16"><text:soft-page-break/><text:span text:style-name="T8"><text:tab/></text:span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11eb7b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1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20</meta:editing-cycles>
    <meta:print-date>2015-05-14T22:33:00</meta:print-date>
    <meta:creation-date>2017-11-11T18:19:00</meta:creation-date>
    <dc:date>2020-10-08T01:58:44.336279176</dc:date>
    <meta:editing-duration>PT1H22M46S</meta:editing-duration>
    <meta:generator>LibreOffice/6.0.7.3$Linux_X86_64 LibreOffice_project/00m0$Build-3</meta:generator>
    <meta:document-statistic meta:table-count="6" meta:image-count="1" meta:object-count="0" meta:page-count="2" meta:paragraph-count="78" meta:word-count="461" meta:character-count="3794" meta:non-whitespace-character-count="337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